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font-style="normal" style:font-style-asian="normal" style:font-style-complex="normal"/>
    </style:style>
    <style:style style:name="P2" style:family="paragraph" style:parent-style-name="Standard">
      <style:text-properties fo:font-style="normal" fo:font-weight="normal" style:font-style-asian="normal" style:font-weight-asian="normal" style:font-style-complex="normal" style:font-weight-complex="normal"/>
    </style:style>
    <style:style style:name="P3" style:family="paragraph" style:parent-style-name="Standard" style:list-style-name="L1"/>
    <style:style style:name="P4" style:family="paragraph" style:parent-style-name="Standard" style:list-style-name="L1">
      <style:text-properties fo:font-style="normal" style:font-style-asian="normal" style:font-style-complex="normal"/>
    </style:style>
    <style:style style:name="P5" style:family="paragraph" style:parent-style-name="Standard" style:list-style-name="L2">
      <style:text-properties fo:font-style="normal" style:font-style-asian="normal" style:font-style-complex="normal"/>
    </style:style>
    <style:style style:name="P6" style:family="paragraph" style:parent-style-name="Standard">
      <style:text-properties fo:font-style="normal" fo:font-weight="bold" style:font-style-asian="normal" style:font-weight-asian="bold" style:font-style-complex="normal" style:font-weight-complex="bold"/>
    </style:style>
    <style:style style:name="P7" style:family="paragraph" style:parent-style-name="Standard">
      <style:text-properties fo:font-style="normal" fo:font-weight="normal" style:font-style-asian="normal" style:font-weight-asian="normal" style:font-style-complex="normal" style:font-weight-complex="normal"/>
    </style:style>
    <style:style style:name="P8" style:family="paragraph" style:parent-style-name="Standard" style:list-style-name="L3">
      <style:text-properties fo:font-style="normal" fo:font-weight="normal" style:font-style-asian="normal" style:font-weight-asian="normal" style:font-style-complex="normal" style:font-weight-complex="normal"/>
    </style:style>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style:style>
    <style:style style:name="T3" style:family="text">
      <style:text-properties style:text-underline-style="none"/>
    </style:style>
    <style:style style:name="T4" style:family="text">
      <style:text-properties fo:font-style="italic" style:font-style-asian="italic" style:font-style-complex="italic"/>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Modèle d'objet fondé sur la fonction</text:p>
      <text:p text:style-name="Standard"/>
      <text:p text:style-name="Standard">Les auteurs proposent un modèle d'objets basé sur leurs fonctionnalités afin de comprendre le contenu. Chaque élément indivisible de la structure de l'arbre est appelée un objet basique et peu être regroupé en objets composites sur la base d'indice visuelle. Une fonction type peut être définit pour chaque objet aide à la construction hiérarchique de la page. L'inconvénient est que le groupe de règle et de fonction sont difficile à définir avec précision et ainsi rend le processus de construction de l'arbre très inflexible.</text:p>
      <text:p text:style-name="Standard"/>
      <text:p text:style-name="Standard">Motivation : Dans un processus d'adaptation de contenu, sa compréhension est cruciale. Dans le but de proposer une personnalisation du contenu de la page web en adéquation avec les préférences de l'utilisateur, il est cruciale d'en comprendre la sémantique. </text:p>
      <text:p text:style-name="Standard"/>
      <text:p text:style-name="Standard">Contribution : propose un modèle fondé sur la fonction des objets afin de comprendre l'intention de l'auteur en identifiant la fonction des objets au lieu de comprendre la sémantique. Chaque objet d'une page web remplit une fonctionnalité qui reflète l'intention de l'auteur au travers du but de l'objet.</text:p>
      <text:p text:style-name="Standard"/>
      <text:p text:style-name="Standard">Approche : En se basant sur cette considération les auteurs proposent FOM. FOM inclut deux parties complémentaire : Basique FOM pour les propriétés fonctionnelles basiques d'un objet et spécifiques FOM fondé sur la catégorie de l'objet.</text:p>
      <text:p text:style-name="Standard"/>
      <text:p text:style-name="Standard">État de l'art : </text:p>
      <text:list xml:id="list6952850561" text:style-name="L1">
        <text:list-item>
          <text:p text:style-name="P3">Extraction de la sémantique depuis les balises HTML<text:span text:style-name="T4">5</text:span></text:p>
        </text:list-item>
        <text:list-item>
          <text:p text:style-name="P4">Extraction de la sémantique depuis CSS. Sémantique n'est connu que par le concepteur.</text:p>
        </text:list-item>
        <text:list-item>
          <text:p text:style-name="P4">Extraction de la sémantique RDFa</text:p>
        </text:list-item>
      </text:list>
      <text:p text:style-name="P1"/>
      <text:p text:style-name="P1"/>
      <text:p text:style-name="P1">Basic FOM représente un objet par ses propriétés fonctionnelles basique et Spécifique FOM représente un objet par sa catégorie. La combinaison des deux représentations permet d’inférer l'intention de l'auteur.</text:p>
      <text:p text:style-name="P1"/>
      <text:p text:style-name="P1">Un objets est un élément basique du système hypermédia. C'est une partie ou un ensemble d'information qui remplissent certaine fonction. Selon le nombre d'élément d'un objet, celui-ci peut être classé soit comme un objet basique soit un objet composite. </text:p>
      <text:p text:style-name="P1"/>
      <text:p text:style-name="P1"><text:s/><text:span text:style-name="T1">Basique FOM des objets Basique</text:span> : Dans un système hypermédia, un objet basique est la plus petite unité d'information du corps de la page qui ne peut être subdiviser. Ses objets remplissent certaine fonction seulement si ils sont unis.</text:p>
      <text:p text:style-name="P1"><text:span text:style-name="T2">Fonction</text:span><text:span text:style-name="T3"> </text:span>: fournit des informations sémantiques, dirige le lecteur vers d'autres objets du système hypermédia, améliore la présentation, fournit un moyen de communication avec le système.</text:p>
      <text:p text:style-name="P1">Propriété : (selon la fonction de l'objet) un objet possède des propriétés</text:p>
      <text:p text:style-name="P1"><text:span text:style-name="T2">Propriétés</text:span> :</text:p>
      <text:list xml:id="list1938032810" text:style-name="L2">
        <text:list-item>
          <text:p text:style-name="P5">Présentation : la façon dont l'objet est présenté à l'utilisateur ( type de média, disposition, format d'encodage)</text:p>
        </text:list-item>
        <text:list-item>
          <text:p text:style-name="P5">Sémantème : Le sens du contenu de l'objet. </text:p>
        </text:list-item>
        <text:list-item>
          <text:p text:style-name="P5">Décoration : Dans quelle mesure l'objet sert à l'amélioration de l’embellissement de la page. La valeur est un entier de 0 à 1. Plus la valeur est proche de 1, plus l'objet sert de décoration. Si il est égale à 1, l'objet sert uniquement de décoration et n'apporte aucune information.</text:p>
        </text:list-item>
        <text:list-item>
          <text:p text:style-name="P5">Hyperlien : indique si un BO pointe soit vers un autre objet, soit ne pointe vers aucun objet, soit vers une autre application.</text:p>
        </text:list-item>
        <text:list-item>
          <text:p text:style-name="P5">Interaction : Les méthodes d'interactions de l'objet. Prend la valeur Display pour la <text:soft-page-break/>présentation d'information, Bouton pour la sélection dans une liste d'item ou alors pour la soumission d'information ou Input pour la récupération d'information.</text:p>
        </text:list-item>
      </text:list>
      <text:p text:style-name="P1"/>
      <text:p text:style-name="P6">Basique FOM des objets Composite</text:p>
      <text:p text:style-name="P2">Un objet composite est un ensemble d'objet (BO ou CO) qui réalise certaine fonction ensemble. Ces objets sont combinés sous certaine règle de classification. <text:s text:c="2"/></text:p>
      <text:p text:style-name="P2">Root child : les enfants qui sont connectés à la racine du CO. Ils sont les frères objets des autres.</text:p>
      <text:p text:style-name="P2">Function : <text:s/>Les enfants de la racine sont <text:s/>regroupés en se basant sur des règles de regroupement.</text:p>
      <text:p text:style-name="P2">Propriétés : </text:p>
      <text:p text:style-name="P2"><text:tab/>Règles de regroupement :</text:p>
      <text:list xml:id="list1606888125" text:style-name="L3">
        <text:list-item>
          <text:p text:style-name="P8">Complémentaire : Les enfants de la racines sont complémentaire pour la réalisation d'un but et ils ont différentes propriétés.</text:p>
        </text:list-item>
        <text:list-item>
          <text:p text:style-name="P8">Parallèle : Les enfants de la racine ont une importance égale pour la réalisation d'une mission commune. Ils sont généralement les mêmes propriétés basiques. Si un enfant ont à la fois de propriétés similaire et différentes, leurs relation sera calculé par la somme des poids de leurs propriétés. Un seuil prédéfini décide si ils sont complémentaire ou <text:s/>parallèle.</text:p>
        </text:list-item>
        <text:list-item>
          <text:p text:style-name="P8">Table : Les enfants racines peuvent être regroupé en enfants parallèle suivant deux dimensions.</text:p>
        </text:list-item>
      </text:list>
      <text:p text:style-name="P2"/>
      <text:p text:style-name="P2"><text:tab/>Relation de présentation : un ordre de présentation (temps et espace) des enfants racine à l'intérieur du CO et si les enfants racines sont séparables. (spatial order ? &amp; separable ?)</text:p>
      <text:p text:style-name="P2"/>
      <text:p text:style-name="P2"/>
      <text:p text:style-name="P2">Détection des objets : </text:p>
      <text:p text:style-name="P2">BO (basique objet) est un élément atomique dans la page. </text:p>
      <text:p text:style-name="P2">COs <text:s/>regroupement d'objets basique qui partage les mêmes propriétés</text:p>
      <text:p text:style-name="P2"/>
      <text:p text:style-name="P2">FOM spécifique – catégorie d'objet</text:p>
      <text:p text:style-name="P2">La fonction spécifique d'un objet est dans une environnement applicatif est représentée par sa catégorie qui reflète l'intention direct de l'auteu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sus </meta:initial-creator>
    <meta:creation-date>2014-04-23T09:20:18</meta:creation-date>
    <dc:date>2014-05-20T19:35:39</dc:date>
    <dc:creator>Asus </dc:creator>
    <meta:editing-duration>PT8H15M23S</meta:editing-duration>
    <meta:editing-cycles>55</meta:editing-cycles>
    <meta:generator>LibreOffice/3.5$Linux_x86 LibreOffice_project/350m1$Build-2</meta:generator>
    <meta:document-statistic meta:table-count="0" meta:image-count="0" meta:object-count="0" meta:page-count="2" meta:paragraph-count="35" meta:word-count="777" meta:character-count="4873" meta:non-whitespace-character-count="4125"/>
  </office:meta>
</office:document-meta>
</file>